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 to Neural Network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Overview:</text:p>
            <text:p>1) Data Representation: Tensors</text:p>
            <text:p>2) Fundamental Concepts of Simple “Feed Forward” Neural Networks</text:p>
            <text:p>3) Development Process of Neural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Representation: Ter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ensor: a generalization of matrices to an arbitrary number of dimensions/axes.</text:p>
              </text:list-item>
              <text:list-item>
                <text:p>ie) a single point, an array, a 3D vector, and a video can all be represented by tensors with different dimensions</text:p>
              </text:list-item>
              <text:list-item>
                <text:p>Rank: a tensor’s “rank” is determined by the number of axes or different types of axes a tensor can take on.</text:p>
              </text:list-item>
              <text:list-item>
                <text:p>Axis Dimension: the total possible number of values stored on a specific axis.</text:p>
              </text:list-item>
              <text:list-item>
                <text:p>Shape: the number of axes, and the total number of values stored on every axis determines a tensor’s shape. Shape is always described by a TU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calar (0D tensor): a tensor which contains only one number is considered a scalar or 0<text:span text:style-name="T1">th</text:span> Rank tensor</text:p>
              </text:list-item>
              <text:list-item>
                <text:p>Vector (1D tensor): an “array” of numbers with exactly one axis. Any number of dimensions along this axis is allowed.</text:p>
                <text:p>ie) a 3D vector which can take on values (arbitrary range) in 3 dimensions would be considered a <text:s/>first rank (1D) tensor of shape=(3), since there is one axis, and 3 values are stored specific to that axis.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>Tensors: example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nsors: examp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atrices (2D tensors): a collection of vectors (or 1D tensors) would be considered a 2<text:span text:style-name="T1">nd</text:span> rank tensor. The number of values stored in each row is arbitrary to the rank of the tensor, but determine the “shape”.</text:p>
                <text:p>ie) a matrix comprised of 8 vectors, where each vector (or row) can hold 4 values, would be considered a 2<text:span text:style-name="T1">nd</text:span> Rank tensor and would have </text:p>
                <text:p>shape <text:s/>= 8 vectors which all hold 4 values </text:p>
                <text:p><text:s text:c="12"/>= (8,4) <text:s text:c="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nsors: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3D array <text:s/>= 3D Tensor: similarly to the growth in rank from 1D to 2D tensors, if you were to make a collection / row of 2D tensors, then you would result in having a 3D tensor.</text:p>
                <text:p>ie) imagine having a 2D array / matrix which comprised of 8 rows of 10 elements of integers. Then if you had a row size 4 of these matrices, the resulting data structure could be considered a 3<text:span text:style-name="T1">rd</text:span> Rank or 3D tensor with shape (4, 8, 1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nsors of higher dimen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ensors of higher dimension follow the exact same pattern, but are MUCH more complicated to describe in human language without using concrete examples.</text:p>
              </text:list-item>
              <text:list-item>
                <text:p>With Deep Learning and Keras, unless we are analyzing video frames, we will be using tensors of rank 0 → 4</text:p>
                <text:p>ie) a set of images would be a 4<text:span text:style-name="T1">th</text:span> rank tensor of shaped by: (number of sample images, height of sample images, width of sample images, channels of color used to determine the colors of each pixel)</text:p>
                <text:p>Or more concretely, a set of 100 jpegs containing images size 100px (height )by 150 px (width) who are greyscale/black&amp;white <text:s/>and the shades of a pixel can take on 10 different shades of grey, could be represented by a single 4D tensor of shape:</text:p>
                <text:list>
                  <text:list-header>
                    <text:p>(100 images, 100px height, 150 px width, 1 color channel (only shades of grey))</text:p>
                    <text:p>Whereas a similar set of RBG images would be of shape:</text:p>
                    <text:p>(100, 100, 150, 3 since each pixel takes on a range of Red, Blue and Green pigments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actical Note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 practice, it is very common to have the first axis a “batch axis” or “sample axis”.</text:p>
                <text:p>The concept of batches refers to a technique in training where you do not process the entirety of a dataset at once before adjusting weights or doing a “learning” step. More on this later, but think of a “batch” as a chunk of samples we are using to train the neural network at any given step, and “batch size” as how many samples we are considering at on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actical Note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second axis used, is typically called the “features” axis, and the dimensionality of this would equal the number of factors we are measure each sample/datapoint on.</text:p>
                <text:p>ie) if we were to imagine a tensor representing pictures of dogs and cats, then our list of features could be: ear height, claw length, tail length, distance between eyes, nose size, etc.</text:p>
                <text:p>And furthermore, a set of 100 cat and dog samples would be represented by a 2D tensor of shape: (100 samples, 5 different characteristics measured in centimeters for each sample)</text:p>
              </text:list-item>
              <text:list-item>
                <text:p>A “Feature” is an extremely important concept in Machine Learning, and is basically what we are using to measure the differences between the different datapoints in our datase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actical Notes: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ing sequence data, or data with a position in time/space, the 2<text:span text:style-name="T1">nd</text:span> axis is always the “timestep” axis. This can be somewhat difficult to visualize, but I will try to explain with an example:</text:p>
                <text:p>ie) imagine we are using a tensor to describe 10 words, each of character length 12. Each character can be described by an integer 1-26, representing a letter of the English alphabet. </text:p>
                <text:p>Our tensor would have the shape:</text:p>
                <text:p>(10 words, 12 characters or positions in the word, 1 feature encoded as an integer representing an English letter 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nsor Operations: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oftmax: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6:38:29.878064253</meta:creation-date>
    <dc:date>2018-01-18T17:34:00.762900651</dc:date>
    <meta:editing-duration>PT31M23S</meta:editing-duration>
    <meta:editing-cycles>8</meta:editing-cycles>
    <meta:generator>LibreOffice/5.1.6.2$Linux_X86_64 LibreOffice_project/10m0$Build-2</meta:generator>
    <meta:document-statistic meta:object-count="73"/>
  </office:meta>
</office:document-meta>
</file>